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4000001C1286526A28E62A20F.gif" manifest:media-type="image/gif"/>
  <manifest:file-entry manifest:full-path="Pictures/1000000000000190000000FA58EB99EE4355D3CC.gif" manifest:media-type="image/gif"/>
  <manifest:file-entry manifest:full-path="Pictures/10000000000000390000004529BEBFCCCF15E941.gif" manifest:media-type="image/gif"/>
  <manifest:file-entry manifest:full-path="Pictures/100002000000019000000046E682EFF4BF1CE3DC.gif" manifest:media-type="image/gif"/>
  <manifest:file-entry manifest:full-path="Pictures/10000000000001F4000001F41ACB35054536D743.gif" manifest:media-type="image/gif"/>
  <manifest:file-entry manifest:full-path="Pictures/1000000000000190000000FA28A90C91A2DE921D.gif" manifest:media-type="image/gif"/>
  <manifest:file-entry manifest:full-path="Pictures/100000000000034A0000023F26E7415C74D0E35E.jpg" manifest:media-type="image/jpeg"/>
  <manifest:file-entry manifest:full-path="Pictures/10000000000001F4000001F41638D6F3F69A8FE8.gif" manifest:media-type="image/gif"/>
  <manifest:file-entry manifest:full-path="Pictures/1000000000000190000000FA9E54357D94868358.gif" manifest:media-type="image/gif"/>
  <manifest:file-entry manifest:full-path="Pictures/1000020100000190000000FAE85DDDDD5387D329.png" manifest:media-type="image/png"/>
  <manifest:file-entry manifest:full-path="Pictures/100000000000011D0000019B25F0E9BFCC2CE92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8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3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6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.507cm" svg:height="1.825cm" svg:x="2.811cm" svg:y="3.257cm">
          <draw:image xlink:href="Pictures/10000000000000390000004529BEBFCCCF15E941.gif" xlink:type="simple" xlink:show="embed" xlink:actuate="onLoad" loext:mime-type="image/gif">
            <text:p/>
          </draw:image>
        </draw:frame>
        <draw:frame draw:style-name="gr1" draw:text-style-name="P1" draw:layer="layout" svg:width="10.582cm" svg:height="1.851cm" svg:x="10.414cm" svg:y="3.556cm">
          <draw:image xlink:href="Pictures/100002000000019000000046E682EFF4BF1CE3DC.gif" xlink:type="simple" xlink:show="embed" xlink:actuate="onLoad" loext:mime-type="image/gif">
            <text:p/>
          </draw:image>
        </draw:frame>
        <draw:frame draw:style-name="gr1" draw:text-style-name="P1" draw:layer="layout" svg:width="10.582cm" svg:height="6.614cm" svg:x="8.382cm" svg:y="8.382cm">
          <draw:image xlink:href="Pictures/1000000000000190000000FA28A90C91A2DE921D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3.062cm" svg:height="15.749cm" svg:x="2.499cm" svg:y="-0.004cm">
          <draw:image xlink:href="Pictures/100000000000034A0000023F26E7415C74D0E35E.jpg" xlink:type="simple" xlink:show="embed" xlink:actuate="onLoad" loext:mime-type="image/jpeg">
            <text:p/>
          </draw:image>
        </draw:frame>
        <draw:frame draw:style-name="gr1" draw:text-style-name="P1" draw:layer="layout" svg:width="13.228cm" svg:height="13.228cm" svg:x="13.716cm" svg:y="1.524cm">
          <draw:image xlink:href="Pictures/10000000000001F4000001F41ACB35054536D743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ganism Instructions</text:p>
          </draw:text-box>
        </draw:frame>
        <draw:frame draw:style-name="gr3" draw:text-style-name="P4" draw:layer="layout" svg:width="5.842cm" svg:height="5.461cm" svg:x="1.778cm" svg:y="4.318cm">
          <draw:text-box>
            <text:p><text:span text:style-name="T1">Interactions</text:span></text:p>
            <text:list text:style-name="L1">
              <text:list-item>
                <text:p>OMOVE</text:p>
              </text:list-item>
              <text:list-item>
                <text:p>ROTATE</text:p>
              </text:list-item>
              <text:list-item>
                <text:p>CMOVE</text:p>
              </text:list-item>
              <text:list-item>
                <text:p>GROW</text:p>
              </text:list-item>
              <text:list-item>
                <text:p>MAKE-SPORE</text:p>
              </text:list-item>
              <text:list-item>
                <text:p>EAT</text:p>
              </text:list-item>
            </text:list>
          </draw:text-box>
        </draw:frame>
        <draw:frame draw:style-name="gr4" draw:text-style-name="P4" draw:layer="layout" svg:width="5.842cm" svg:height="6.172cm" svg:x="8.89cm" svg:y="4.318cm">
          <draw:text-box>
            <text:p><text:span text:style-name="T1">Vision</text:span></text:p>
            <text:list text:style-name="L1">
              <text:list-item>
                <text:p>LOOK</text:p>
              </text:list-item>
              <text:list-item>
                <text:p>WHAT</text:p>
              </text:list-item>
              <text:list-item>
                <text:p>WHERE</text:p>
              </text:list-item>
              <text:list-item>
                <text:p>NEAREST</text:p>
              </text:list-item>
              <text:list-item>
                <text:p>FARTHEST</text:p>
              </text:list-item>
              <text:list-item>
                <text:p>NEAREST2</text:p>
              </text:list-item>
              <text:list-item>
                <text:p>FARTHEST2</text:p>
              </text:list-item>
            </text:list>
          </draw:text-box>
        </draw:frame>
        <draw:frame draw:style-name="gr5" draw:text-style-name="P4" draw:layer="layout" svg:width="5.842cm" svg:height="4.75cm" svg:x="14.732cm" svg:y="4.318cm">
          <draw:text-box>
            <text:p><text:span text:style-name="T1">Cells</text:span></text:p>
            <text:list text:style-name="L1">
              <text:list-item>
                <text:p>MOOD</text:p>
              </text:list-item>
              <text:list-item>
                <text:p>MOOD!</text:p>
              </text:list-item>
              <text:list-item>
                <text:p>BROADCAST</text:p>
              </text:list-item>
              <text:list-item>
                <text:p>SEND</text:p>
              </text:list-item>
              <text:list-item>
                <text:p>RECV</text:p>
              </text:list-item>
            </text:list>
          </draw:text-box>
        </draw:frame>
        <draw:frame draw:style-name="gr3" draw:text-style-name="P4" draw:layer="layout" svg:width="6.35cm" svg:height="5.461cm" svg:x="20.828cm" svg:y="4.318cm">
          <draw:text-box>
            <text:p><text:span text:style-name="T1">Self</text:span></text:p>
            <text:list text:style-name="L1">
              <text:list-item>
                <text:p>ENERGY</text:p>
              </text:list-item>
              <text:list-item>
                <text:p>AGE</text:p>
              </text:list-item>
              <text:list-item>
                <text:p>NUM-CELLS</text:p>
              </text:list-item>
              <text:list-item>
                <text:p>HAS-NEIGHBOR</text:p>
                <text:p/>
              </text:list-item>
            </text:list>
          </draw:text-box>
        </draw:frame>
        <draw:frame draw:style-name="gr1" draw:text-style-name="P1" draw:layer="layout" svg:width="9.312cm" svg:height="5.82cm" svg:x="11.43cm" svg:y="9.42cm">
          <draw:image xlink:href="Pictures/1000000000000190000000FA9E54357D94868358.gif" xlink:type="simple" xlink:show="embed" xlink:actuate="onLoad" loext:mime-type="image/gif">
            <text:p/>
          </draw:image>
        </draw:frame>
        <draw:frame draw:style-name="gr1" draw:text-style-name="P1" draw:layer="layout" svg:width="7.874cm" svg:height="4.921cm" svg:x="1.524cm" svg:y="9.652cm">
          <draw:image xlink:href="Pictures/1000000000000190000000FA58EB99EE4355D3CC.gif" xlink:type="simple" xlink:show="embed" xlink:actuate="onLoad" loext:mime-type="image/gif">
            <text:p/>
          </draw:image>
        </draw:frame>
        <draw:frame draw:style-name="gr1" draw:text-style-name="P1" draw:layer="layout" svg:width="8.586cm" svg:height="8.586cm" svg:x="20.878cm" svg:y="8.686cm">
          <draw:image xlink:href="Pictures/10000000000001F4000001F41638D6F3F69A8FE8.gif" xlink:type="simple" xlink:show="embed" xlink:actuate="onLoad" loext:mime-type="image/gif">
            <text:p/>
          </draw:image>
        </draw:frame>
        <draw:frame draw:style-name="gr1" draw:text-style-name="P1" draw:layer="layout" svg:width="7.443cm" svg:height="7.394cm" svg:x="-1.524cm" svg:y="10.386cm">
          <draw:image xlink:href="Pictures/10000000000001C4000001C1286526A28E62A20F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ganism Instructions</text:p>
          </draw:text-box>
        </draw:frame>
        <draw:frame draw:style-name="gr3" draw:text-style-name="P5" draw:layer="layout" svg:width="5.842cm" svg:height="5.461cm" svg:x="1.778cm" svg:y="4.318cm">
          <draw:text-box>
            <text:p><text:span text:style-name="T1">Interactions</text:span></text:p>
            <text:list text:style-name="L1">
              <text:list-item>
                <text:p><text:span text:style-name="T2">OMOVE</text:span></text:p>
              </text:list-item>
              <text:list-item>
                <text:p><text:span text:style-name="T2">ROTATE</text:span></text:p>
              </text:list-item>
              <text:list-item>
                <text:p><text:span text:style-name="T2">CMOVE</text:span></text:p>
              </text:list-item>
              <text:list-item>
                <text:p><text:span text:style-name="T2">GROW</text:span></text:p>
              </text:list-item>
              <text:list-item>
                <text:p><text:span text:style-name="T2">MAKE-SPORE</text:span></text:p>
              </text:list-item>
              <text:list-item>
                <text:p><text:span text:style-name="T2">EAT</text:span></text:p>
              </text:list-item>
            </text:list>
          </draw:text-box>
        </draw:frame>
        <draw:frame draw:style-name="gr1" draw:text-style-name="P1" draw:layer="layout" svg:width="10.296cm" svg:height="6.433cm" svg:x="10.414cm" svg:y="4.235cm">
          <draw:image xlink:href="Pictures/1000020100000190000000FAE85DDDDD5387D3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ganism Instructions</text:p>
          </draw:text-box>
        </draw:frame>
        <draw:frame draw:style-name="gr1" draw:text-style-name="P1" draw:layer="layout" svg:width="11.125cm" svg:height="6.953cm" svg:x="16.256cm" svg:y="4.064cm">
          <draw:image xlink:href="Pictures/1000000000000190000000FA58EB99EE4355D3CC.gif" xlink:type="simple" xlink:show="embed" xlink:actuate="onLoad" loext:mime-type="image/gif">
            <text:p/>
          </draw:image>
        </draw:frame>
        <draw:frame draw:style-name="gr1" draw:text-style-name="P1" draw:layer="layout" svg:width="6.165cm" svg:height="6.124cm" svg:x="8.89cm" svg:y="4.544cm">
          <draw:image xlink:href="Pictures/10000000000001C4000001C1286526A28E62A20F.gif" xlink:type="simple" xlink:show="embed" xlink:actuate="onLoad" loext:mime-type="image/gif">
            <text:p/>
          </draw:image>
        </draw:frame>
        <draw:frame draw:style-name="gr4" draw:text-style-name="P5" draw:layer="layout" svg:width="5.842cm" svg:height="6.172cm" svg:x="1.778cm" svg:y="4.319cm">
          <draw:text-box>
            <text:p><text:span text:style-name="T1">Vision</text:span></text:p>
            <text:list text:style-name="L1">
              <text:list-item>
                <text:p text:style-name="P6"><text:span text:style-name="T2">LOOK</text:span></text:p>
              </text:list-item>
              <text:list-item>
                <text:p text:style-name="P6"><text:span text:style-name="T2">WHAT</text:span></text:p>
              </text:list-item>
              <text:list-item>
                <text:p text:style-name="P6"><text:span text:style-name="T2">WHERE</text:span></text:p>
              </text:list-item>
              <text:list-item>
                <text:p text:style-name="P6"><text:span text:style-name="T2">NEAREST</text:span></text:p>
              </text:list-item>
              <text:list-item>
                <text:p text:style-name="P6"><text:span text:style-name="T2">FARTHEST</text:span></text:p>
              </text:list-item>
              <text:list-item>
                <text:p text:style-name="P6"><text:span text:style-name="T2">NEAREST2</text:span></text:p>
              </text:list-item>
              <text:list-item>
                <text:p><text:span text:style-name="T2">FARTHEST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ganism Instructions</text:p>
          </draw:text-box>
        </draw:frame>
        <draw:frame draw:style-name="gr1" draw:text-style-name="P1" draw:layer="layout" svg:width="12.192cm" svg:height="12.192cm" svg:x="14.986cm" svg:y="2.844cm">
          <draw:image xlink:href="Pictures/10000000000001F4000001F41638D6F3F69A8FE8.gif" xlink:type="simple" xlink:show="embed" xlink:actuate="onLoad" loext:mime-type="image/gif">
            <text:p/>
          </draw:image>
        </draw:frame>
        <draw:frame draw:style-name="gr5" draw:text-style-name="P5" draw:layer="layout" svg:width="5.842cm" svg:height="4.75cm" svg:x="1.778cm" svg:y="4.319cm">
          <draw:text-box>
            <text:p><text:span text:style-name="T1">Cells</text:span></text:p>
            <text:list text:style-name="L1">
              <text:list-item>
                <text:p text:style-name="P6"><text:span text:style-name="T2">MOOD</text:span></text:p>
              </text:list-item>
              <text:list-item>
                <text:p text:style-name="P6"><text:span text:style-name="T2">MOOD!</text:span></text:p>
              </text:list-item>
              <text:list-item>
                <text:p text:style-name="P6"><text:span text:style-name="T2">BROADCAST</text:span></text:p>
              </text:list-item>
              <text:list-item>
                <text:p text:style-name="P6"><text:span text:style-name="T2">SEND</text:span></text:p>
              </text:list-item>
              <text:list-item>
                <text:p><text:span text:style-name="T2">RECV</text:span></text:p>
              </text:list-item>
            </text:list>
          </draw:text-box>
        </draw:frame>
        <draw:frame draw:style-name="gr5" draw:text-style-name="P5" draw:layer="layout" svg:width="5.842cm" svg:height="4.75cm" svg:x="7.62cm" svg:y="4.319cm">
          <draw:text-box>
            <text:p><text:span text:style-name="T1">Self</text:span></text:p>
            <text:list text:style-name="L1">
              <text:list-item>
                <text:p text:style-name="P6"><text:span text:style-name="T2">ENERGY</text:span></text:p>
              </text:list-item>
              <text:list-item>
                <text:p text:style-name="P6"><text:span text:style-name="T2">AGE</text:span></text:p>
              </text:list-item>
              <text:list-item>
                <text:p text:style-name="P6"><text:span text:style-name="T2">NUM-CELLS</text:span></text:p>
              </text:list-item>
              <text:list-item>
                <text:p text:style-name="P6"><text:span text:style-name="T2">HAS-NEIGHBO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0.053cm" svg:height="14.498cm" svg:x="9.004cm" svg:y="0.621cm">
          <draw:image xlink:href="Pictures/100000000000011D0000019B25F0E9BFCC2CE92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FORTH Instructions</text:p>
          </draw:text-box>
        </draw:frame>
        <draw:frame draw:style-name="gr4" draw:text-style-name="P4" draw:layer="layout" svg:width="3.048cm" svg:height="6.172cm" svg:x="1.778cm" svg:y="3.048cm">
          <draw:text-box>
            <text:p><text:span text:style-name="T1">Stack</text:span></text:p>
            <text:list text:style-name="L1">
              <text:list-item>
                <text:p>call</text:p>
              </text:list-item>
              <text:list-item>
                <text:p>if</text:p>
              </text:list-item>
              <text:list-item>
                <text:p>ifelse</text:p>
              </text:list-item>
              <text:list-item>
                <text:p>?loop</text:p>
              </text:list-item>
              <text:list-item>
                <text:p>?exit</text:p>
              </text:list-item>
              <text:list-item>
                <text:p>pop</text:p>
              </text:list-item>
              <text:list-item>
                <text:p>CB</text:p>
              </text:list-item>
            </text:list>
          </draw:text-box>
        </draw:frame>
        <draw:frame draw:style-name="gr6" draw:text-style-name="P4" draw:layer="layout" svg:width="4.826cm" svg:height="10.438cm" svg:x="5.08cm" svg:y="3.048cm">
          <draw:text-box>
            <text:p><text:span text:style-name="T1">Positioning</text:span></text:p>
            <text:list text:style-name="L1">
              <text:list-item>
                <text:p>dup</text:p>
              </text:list-item>
              <text:list-item>
                <text:p>swap</text:p>
              </text:list-item>
              <text:list-item>
                <text:p>over</text:p>
              </text:list-item>
              <text:list-item>
                <text:p>rot</text:p>
              </text:list-item>
              <text:list-item>
                <text:p>pick</text:p>
              </text:list-item>
              <text:list-item>
                <text:p>?dup</text:p>
              </text:list-item>
              <text:list-item>
                <text:p>-rot</text:p>
              </text:list-item>
              <text:list-item>
                <text:p>2swap</text:p>
              </text:list-item>
              <text:list-item>
                <text:p>2over</text:p>
              </text:list-item>
              <text:list-item>
                <text:p>2dup</text:p>
              </text:list-item>
              <text:list-item>
                <text:p>2pop</text:p>
              </text:list-item>
              <text:list-item>
                <text:p>nip</text:p>
              </text:list-item>
              <text:list-item>
                <text:p>tuck</text:p>
              </text:list-item>
            </text:list>
          </draw:text-box>
        </draw:frame>
        <draw:frame draw:style-name="gr7" draw:text-style-name="P4" draw:layer="layout" svg:width="6.604cm" svg:height="6.883cm" svg:x="9.906cm" svg:y="3.048cm">
          <draw:text-box>
            <text:p><text:span text:style-name="T1">Stack Arithmetic</text:span></text:p>
            <text:list text:style-name="L1">
              <text:list-item>
                <text:p>1+</text:p>
              </text:list-item>
              <text:list-item>
                <text:p>1-</text:p>
              </text:list-item>
              <text:list-item>
                <text:p>2+</text:p>
              </text:list-item>
              <text:list-item>
                <text:p>2-</text:p>
              </text:list-item>
              <text:list-item>
                <text:p>2/</text:p>
              </text:list-item>
              <text:list-item>
                <text:p>2*</text:p>
              </text:list-item>
              <text:list-item>
                <text:p>abs</text:p>
              </text:list-item>
              <text:list-item>
                <text:p>sqrt</text:p>
              </text:list-item>
            </text:list>
          </draw:text-box>
        </draw:frame>
        <draw:frame draw:style-name="gr8" draw:text-style-name="P4" draw:layer="layout" svg:width="4.826cm" svg:height="7.827cm" svg:x="16.51cm" svg:y="3.048cm">
          <draw:text-box>
            <text:p><text:span text:style-name="T1">Operator, Arithmetic</text:span></text:p>
            <text:list text:style-name="L1">
              <text:list-item>
                <text:p>+</text:p>
              </text:list-item>
              <text:list-item>
                <text:p>~</text:p>
              </text:list-item>
              <text:list-item>
                <text:p>*</text:p>
              </text:list-item>
              <text:list-item>
                <text:p>/</text:p>
              </text:list-item>
              <text:list-item>
                <text:p>mod</text:p>
              </text:list-item>
              <text:list-item>
                <text:p>/mod</text:p>
              </text:list-item>
              <text:list-item>
                <text:p>negate</text:p>
              </text:list-item>
              <text:list-item>
                <text:p>2negate</text:p>
              </text:list-item>
            </text:list>
          </draw:text-box>
        </draw:frame>
        <draw:frame draw:style-name="gr9" draw:text-style-name="P4" draw:layer="layout" svg:width="4.826cm" svg:height="12.093cm" svg:x="21.59cm" svg:y="3.048cm">
          <draw:text-box>
            <text:p><text:span text:style-name="T1">Operator, Logic</text:span></text:p>
            <text:list text:style-name="L1">
              <text:list-item>
                <text:p>=</text:p>
              </text:list-item>
              <text:list-item>
                <text:p>&lt;&gt;</text:p>
              </text:list-item>
              <text:list-item>
                <text:p>&lt;</text:p>
              </text:list-item>
              <text:list-item>
                <text:p>&gt;</text:p>
              </text:list-item>
              <text:list-item>
                <text:p>&lt;=</text:p>
              </text:list-item>
              <text:list-item>
                <text:p>&gt;=</text:p>
              </text:list-item>
              <text:list-item>
                <text:p>0=</text:p>
              </text:list-item>
              <text:list-item>
                <text:p>or</text:p>
              </text:list-item>
              <text:list-item>
                <text:p>and</text:p>
              </text:list-item>
              <text:list-item>
                <text:p>not</text:p>
              </text:list-item>
              <text:list-item>
                <text:p>invert</text:p>
              </text:list-item>
              <text:list-item>
                <text:p>xor</text:p>
              </text:list-item>
              <text:list-item>
                <text:p>min</text:p>
              </text:list-item>
              <text:list-item>
                <text:p>max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FORTH Instructions</text:p>
          </draw:text-box>
        </draw:frame>
        <draw:frame draw:style-name="gr10" draw:text-style-name="P4" draw:layer="layout" svg:width="3.81cm" svg:height="9.016cm" svg:x="1.778cm" svg:y="3.048cm">
          <draw:text-box>
            <text:p><text:span text:style-name="T1">Register</text:span></text:p>
            <text:list text:style-name="L1">
              <text:list-item>
                <text:p>Rn</text:p>
              </text:list-item>
              <text:list-item>
                <text:p>R0</text:p>
              </text:list-item>
              <text:list-item>
                <text:p>R1</text:p>
              </text:list-item>
              <text:list-item>
                <text:p>R2</text:p>
              </text:list-item>
              <text:list-item>
                <text:p>R3</text:p>
              </text:list-item>
              <text:list-item>
                <text:p>R4</text:p>
              </text:list-item>
              <text:list-item>
                <text:p>R5</text:p>
              </text:list-item>
              <text:list-item>
                <text:p>R6</text:p>
              </text:list-item>
              <text:list-item>
                <text:p>R7</text:p>
              </text:list-item>
              <text:list-item>
                <text:p>R8</text:p>
              </text:list-item>
              <text:list-item>
                <text:p>R9</text:p>
              </text:list-item>
            </text:list>
          </draw:text-box>
        </draw:frame>
        <draw:frame draw:style-name="gr10" draw:text-style-name="P4" draw:layer="layout" svg:width="3.81cm" svg:height="9.016cm" svg:x="5.588cm" svg:y="3.048cm">
          <draw:text-box>
            <text:p><text:span text:style-name="T1">Register</text:span></text:p>
            <text:list text:style-name="L1">
              <text:list-item>
                <text:p>Rn!</text:p>
              </text:list-item>
              <text:list-item>
                <text:p>R0!</text:p>
              </text:list-item>
              <text:list-item>
                <text:p>R1!</text:p>
              </text:list-item>
              <text:list-item>
                <text:p>R2!</text:p>
              </text:list-item>
              <text:list-item>
                <text:p>R3!</text:p>
              </text:list-item>
              <text:list-item>
                <text:p>R4!</text:p>
              </text:list-item>
              <text:list-item>
                <text:p>R5!</text:p>
              </text:list-item>
              <text:list-item>
                <text:p>R6!</text:p>
              </text:list-item>
              <text:list-item>
                <text:p>R7!</text:p>
              </text:list-item>
              <text:list-item>
                <text:p>R8!</text:p>
              </text:list-item>
              <text:list-item>
                <text:p>R9!</text:p>
              </text:list-item>
            </text:list>
          </draw:text-box>
        </draw:frame>
        <draw:frame draw:style-name="gr10" draw:text-style-name="P4" draw:layer="layout" svg:width="6.604cm" svg:height="9.016cm" svg:x="9.652cm" svg:y="3.048cm">
          <draw:text-box>
            <text:p><text:span text:style-name="T1">Bit Manipulation</text:span></text:p>
            <text:list text:style-name="L1">
              <text:list-item>
                <text:p>sign</text:p>
              </text:list-item>
              <text:list-item>
                <text:p>pack2</text:p>
              </text:list-item>
              <text:list-item>
                <text:p>unpack2</text:p>
              </text:list-item>
              <text:list-item>
                <text:p>pack4</text:p>
              </text:list-item>
              <text:list-item>
                <text:p>unpack4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7-27T19:36:43.030000000</meta:creation-date>
    <dc:date>2023-07-28T00:55:05.557000000</dc:date>
    <meta:editing-duration>PT26M21S</meta:editing-duration>
    <meta:editing-cycles>5</meta:editing-cycles>
    <meta:generator>LibreOffice/6.1.6.3$Windows_X86_64 LibreOffice_project/5896ab1714085361c45cf540f76f60673dd96a72</meta:generator>
    <meta:document-statistic meta:object-count="77"/>
  </office:meta>
</office:document-meta>
</file>